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Tahoma" svg:font-family="Tahoma, 'Sans Serif', Ari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Times New Roman1" fo:font-size="14pt" fo:letter-spacing="normal" fo:language="en" fo:country="US" fo:font-style="normal" fo:font-weight="normal"/>
    </style:style>
    <style:style style:name="P2" style:family="paragraph" style:parent-style-name="Text_20_body">
      <style:text-properties fo:language="en" fo:country="US"/>
    </style:style>
    <style:style style:name="P3" style:family="paragraph" style:parent-style-name="Heading_20_1">
      <style:text-properties fo:language="en" fo:country="US"/>
    </style:style>
    <style:style style:name="P4" style:family="paragraph" style:parent-style-name="Heading_20_2">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121.5300 User Interface Construction 26.11.2013</text:p>
      <text:p text:style-name="P2">Teemu Belt 222781 teemu.belt@aalto.fi</text:p>
      <text:p text:style-name="P2">Yu Gong 218944 miro.nurmela@aalto.fi</text:p>
      <text:p text:style-name="P2">Miro Nurmela 84745F yu.gong@siili.fi</text:p>
      <text:h text:style-name="P3" text:outline-level="1">Command line assignment</text:h>
      <text:h text:style-name="Heading_20_2" text:outline-level="2">Introduction</text:h>
      <text:p text:style-name="P1">Goal of this assignment is to create a command line interface for intelligent home services such as heating the sauna and managing security systems. In an actual implementation our interface would work on a command prompt using remote connection to computer at home. We decided create our CLI using Python (version 2.7) as we all were familiar with it and Python also offers a plethora of useful features when compared to many other alternatives.</text:p>
      <text:h text:style-name="P4" text:outline-level="2">Group work</text:h>
      <text:p text:style-name="P1">We decided to work together in a single location to enable effective and effortless communication so we would not waste time trying to face challenges separately. At first we decided together what features we would implement and how we would implement them. After that we split the tasks as equally as possible according to our strengths but we of course helped each other when needed.</text:p>
      <text:h text:style-name="P4" text:outline-level="2">Our user interface</text:h>
      <text:p text:style-name="P1">When our program is opened the user is greeted with a short message that describes the commands used for navigation. After this the user is presented with the first menu giving access to the main action giving access to program features () and the option to quit. If user selects one of the actions a new menu is presented allowing the user to choose what exact action to perform. After selecting the action the user gets informed about the result.</text:p>
      <text:p text:style-name="P1"/>
      <text:p text:style-name="P1">Our implementation of the UI consist of nested menus where the user can select desired actions and navigate in the system.</text:p>
      <text:h text:style-name="P4" text:outline-level="2">Key Design Decisions</text:h>
      <text:p text:style-name="P1"><text:s/>In our UI we tried to follow the Eight Golden Rules of Interface Design described by Ben Shneiderman (1986) in <text:s/>Designing the User Interface.</text:p>
      <text:p text:style-name="P1"/>
      <text:p text:style-name="P1">We have tried to keep the commands and structure used in different functions of our program as similar as possible in order not to confuse the user. This strive for consistency is one of the Schneidermans golden rules.</text:p>
      <text:p text:style-name="P1"/>
      <text:p text:style-name="P1">Creating shortcuts to important features for advanced users is good practice and makes the UI faster to use but it was a lesser priority for us as out program is quite <text:soft-page-break/>simple and the shortcuts wont make a big difference.</text:p>
      <text:p text:style-name="P1"/>
      <text:p text:style-name="P1">Another golden rule is continuous feedback to the user. To ensure this every user action in our program creates some kind of a response so user stays up to date. The actions are also easy to cancel so in case of unintended commands the mistake can easily and quickly be fixed before any real damage is done.</text:p>
      <text:p text:style-name="P1"/>
      <text:p text:style-name="P1">The possible choices are always presented to user as a list with the correct commands listed with the options. This way the user wont have to memorize commands and using the program is not straining and learning to use it is easy.</text:p>
      <text:h text:style-name="P4" text:outline-level="2">Scenarios</text:h>
      <text:p text:style-name="P1">User wants to remotely turn on the security system on then turn on the lights to make it appear that the house is not empty.</text:p>
      <text:p text:style-name="P1"/>
      <text:p text:style-name="P1">User wants to heat the sauna before arriving home and later check the saunas temperature to ensure it is warm enough in time.</text:p>
      <text:h text:style-name="P3" text:outline-level="1">Sources</text:h>
      <text:p text:style-name="P1">Shneiderman, B. (1986) Designing the User Interface, Pearson Education</text:p>
      <text:p text:style-name="P1"/>
      <text:h text:style-name="Heading_20_2" text:outline-level="2">Feedback</text:h>
      <text:p text:style-name="P1">It would be nice if all the instruction for the CLI assignment would be in a one pdf-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Lohit Hindi1" svg:font-family="'Lohit Hindi'"/>
    <style:font-face style:name="Tahoma" svg:font-family="Tahoma, 'Sans Serif', Ari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lt Teemu</meta:initial-creator>
    <meta:creation-date>2013-11-26T08:29:59</meta:creation-date>
    <dc:date>2013-11-26T10:08:13</dc:date>
    <dc:creator>Belt Teemu</dc:creator>
    <meta:editing-duration>PT1H22M53S</meta:editing-duration>
    <meta:editing-cycles>11</meta:editing-cycles>
    <meta:generator>LibreOffice/3.5$Linux_X86_64 LibreOffice_project/350m1$Build-2</meta:generator>
    <meta:document-statistic meta:table-count="0" meta:image-count="0" meta:object-count="0" meta:page-count="2" meta:paragraph-count="25" meta:word-count="548" meta:character-count="3192" meta:non-whitespace-character-count="2667"/>
  </office:meta>
</office:document-meta>
</file>